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2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1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28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2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4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3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0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1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6" style:family="text">
      <style:text-properties fo:font-size="10.00pt" fo:font-weight="bold" fo:font-family="'DejaVu Serif'" style:font-family-asian="'DejaVu Serif'" style:font-family-complex="'DejaVu Serif'" fo:background-color="transparent" style:use-window-font-color="true"/>
    </style:style>
    <style:style style:name="T47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DejaVu Serif'" style:font-family-asian="'DejaVu Serif'" style:font-family-complex="'DejaVu Serif'" fo:background-color="transparent" style:use-window-font-color="true"/>
    </style:style>
    <style:style style:name="T50" style:family="text">
      <style:text-properties fo:font-size="10.00pt" fo:font-weight="normal" fo:font-family="'DejaVu Serif'" style:font-family-asian="'DejaVu Serif'" style:font-family-complex="'DejaVu Serif'" fo:background-color="transparent" fo:color="#222222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" style:family="paragraph">
      <style:paragraph-properties fo:line-height="115.00%" fo:text-align="justify" fo:margin-top="8.50pt" fo:margin-bottom="4.25pt"/>
    </style:style>
    <style:style style:name="P3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5" style:family="paragraph">
      <style:paragraph-properties fo:line-height="115.00%" fo:text-align="justify" fo:margin-top="12.00pt" fo:margin-bottom="6.00pt"/>
    </style:style>
    <style:style style:name="P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7" style:family="paragraph">
      <style:paragraph-properties fo:line-height="115.00%" fo:text-align="justify" fo:margin-bottom="10.00pt"/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9" style:family="paragraph">
      <style:paragraph-properties fo:line-height="115.00%" fo:text-align="justify" fo:margin-bottom="10.00p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1" style:family="paragraph">
      <style:paragraph-properties fo:line-height="115.00%" fo:text-align="justify" fo:margin-bottom="10.00p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3" style:family="paragraph">
      <style:paragraph-properties fo:line-height="115.00%" fo:text-align="justify" fo:margin-bottom="10.00p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5" style:family="paragraph">
      <style:paragraph-properties fo:line-height="115.00%" fo:text-align="justify" fo:margin-bottom="10.00p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7" style:family="paragraph">
      <style:paragraph-properties fo:line-height="115.00%" fo:text-align="justify" fo:margin-bottom="10.00p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19" style:family="paragraph">
      <style:paragraph-properties fo:line-height="115.00%" fo:text-align="justify" fo:margin-bottom="10.00p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1" style:family="paragraph">
      <style:paragraph-properties fo:line-height="115.00%" fo:text-align="justify" fo:margin-bottom="10.00pt"/>
    </style:style>
    <style:style style:name="P2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3" style:family="paragraph">
      <style:paragraph-properties fo:line-height="115.00%" fo:text-align="justify" fo:margin-bottom="10.00pt"/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5" style:family="paragraph">
      <style:paragraph-properties fo:line-height="115.00%" fo:text-align="justify" fo:margin-bottom="10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7" style:family="paragraph">
      <style:paragraph-properties fo:line-height="115.00%" fo:text-align="justify" fo:margin-bottom="10.00p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29" style:family="paragraph">
      <style:paragraph-properties fo:line-height="115.00%" fo:text-align="justify" fo:margin-bottom="10.00p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1" style:family="paragraph">
      <style:paragraph-properties fo:line-height="115.00%" fo:text-align="justify" fo:margin-bottom="10.00p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3" style:family="paragraph">
      <style:paragraph-properties fo:line-height="115.00%" fo:text-align="justify" fo:margin-bottom="10.00pt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5" style:family="paragraph">
      <style:paragraph-properties fo:line-height="115.00%" fo:text-align="justify" fo:margin-bottom="10.00p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39" style:family="paragraph">
      <style:paragraph-properties fo:line-height="115.00%" fo:text-align="justify" fo:margin-bottom="10.00pt"/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1" style:family="paragraph">
      <style:paragraph-properties fo:line-height="115.00%" fo:text-align="justify" fo:margin-bottom="10.00p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504.75pt"/>
        </style:tab-stops>
      </style:paragraph-properties>
    </style:style>
    <style:style style:name="P43" style:family="paragraph">
      <style:paragraph-properties fo:line-height="115.00%" fo:text-align="justify" fo:margin-bottom="10.00pt"/>
    </style:style>
    <style:style style:name="TableColumn0100" style:family="table-column">
      <style:table-column-properties style:column-width="7.048611in"/>
    </style:style>
    <style:style style:name="Table01" style:family="table">
      <style:table-properties style:width="7.0486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34722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7.048611in"/>
    </style:style>
    <style:style style:name="Table02" style:family="table">
      <style:table-properties style:width="7.04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7.048611in"/>
    </style:style>
    <style:style style:name="Table03" style:family="table">
      <style:table-properties style:width="7.04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400" style:family="table-column">
      <style:table-column-properties style:column-width="7.048611in"/>
    </style:style>
    <style:style style:name="Table04" style:family="table">
      <style:table-properties style:width="7.04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500" style:family="table-column">
      <style:table-column-properties style:column-width="7.048611in"/>
    </style:style>
    <style:style style:name="Table05" style:family="table">
      <style:table-properties style:width="7.04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600" style:family="table-column">
      <style:table-column-properties style:column-width="7.048611in"/>
    </style:style>
    <style:style style:name="Table06" style:family="table">
      <style:table-properties style:width="7.048611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700" style:family="table-column">
      <style:table-column-properties style:column-width="7.048611in"/>
    </style:style>
    <style:style style:name="Table07" style:family="table">
      <style:table-properties style:width="7.04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800" style:family="table-column">
      <style:table-column-properties style:column-width="7.048611in"/>
    </style:style>
    <style:style style:name="Table08" style:family="table">
      <style:table-properties style:width="7.048611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900" style:family="table-column">
      <style:table-column-properties style:column-width="7.048611in"/>
    </style:style>
    <style:style style:name="Table09" style:family="table">
      <style:table-properties style:width="7.048611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1000" style:family="table-column">
      <style:table-column-properties style:column-width="7.048611in"/>
    </style:style>
    <style:style style:name="Table10" style:family="table">
      <style:table-properties style:width="7.048611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able:table table:style-name="Table01">
        <table:table-column table:style-name="TableColumn0100"/>
        <table:table-row table:style-name="TableRow0100">
          <table:table-cell table:style-name="TableCell010000">
            <text:p text:style-name="P2"><draw:frame text:anchor-type="as-char" svg:width="177.01mm" svg:height="11.11mm" style:rel-width="scale" style:rel-height="scale"><draw:object-ole xlink:href="OleObj1"/><draw:image xlink:href="ObjectReplacements/OleObj1"/></draw:frame><text:span text:style-name="T2">Sistemas Operativos</text:span><text:span text:style-name="T3"/></text:p>
          </table:table-cell>
        </table:table-row>
        <table:table-row table:style-name="TableRow0101">
          <table:table-cell table:style-name="TableCell010100">
            <text:p text:style-name="P5"><text:span text:style-name="T4">Formulario de auto-evaluación</text:span></text:p>
            <text:p text:style-name="P5"><text:span text:style-name="T5">Sesión 1. Herramientas de administración básicas</text:span><text:span text:style-name="T6"/></text:p>
          </table:table-cell>
        </table:table-row>
      </table:table>
      <text:p text:style-name="P7"><text:span text:style-name="T6"/></text:p>
      <text:p text:style-name="P7"><text:span text:style-name="T7">Nombre y apellidos: </text:span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9"><text:span text:style-name="T9">Rubén Calvo Villazán<text:s/></text:span><text:span text:style-name="T10"/></text:p>
          </table:table-cell>
        </table:table-row>
      </table:table>
      <text:p text:style-name="P11"><text:span text:style-name="T10"/></text:p>
      <text:p text:style-name="P11"><text:span text:style-name="T11">a) Cuestionario de actitud frente al trabajo.</text:span></text:p>
      <text:p text:style-name="P11"><text:span text:style-name="T12">El tiempo que he decicado a la preparación de la sesión antes de asistir al laboratorio ha sido de …... minutos.</text:span></text:p>
      <text:p text:style-name="P11"><text:span text:style-name="T12">1. He resuelto todas las dudas que tenía antes de iniciar la sesión de prácticas: …... (si/no). En caso de haber contestado “no”, indica los motivos por los que no las has resuelto:</text:span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13"><text:span text:style-name="T13"/></text:p>
            <text:p text:style-name="P13"><text:span text:style-name="T13"/></text:p>
            <text:p text:style-name="P13"><text:span text:style-name="T13"/></text:p>
            <text:p text:style-name="P13"><text:span text:style-name="T13"/></text:p>
          </table:table-cell>
        </table:table-row>
      </table:table>
      <text:p text:style-name="P15"><text:span text:style-name="T13"/></text:p>
      <text:p text:style-name="P15"><text:span text:style-name="T14">2. Tengo que trabajar algo más los conceptos sobre: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7"><text:span text:style-name="T15"/></text:p>
            <text:p text:style-name="P17"><text:span text:style-name="T15"/></text:p>
            <text:p text:style-name="P17"><text:span text:style-name="T15"/></text:p>
            <text:p text:style-name="P17"><text:span text:style-name="T15"/></text:p>
          </table:table-cell>
        </table:table-row>
      </table:table>
      <text:p text:style-name="P19"><text:span text:style-name="T15"/></text:p>
      <text:p text:style-name="P19"><text:span text:style-name="T16">3. Comentarios y sugerencias:</text:span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21"><text:span text:style-name="T17"/></text:p>
            <text:p text:style-name="P21"><text:span text:style-name="T17"/></text:p>
            <text:p text:style-name="P21"><text:span text:style-name="T17"/></text:p>
            <text:p text:style-name="P21"><text:span text:style-name="T17"/></text:p>
          </table:table-cell>
        </table:table-row>
      </table:table>
      <text:p text:style-name="P23"><text:span text:style-name="T17"/></text:p>
      <text:p text:style-name="P23"><text:span text:style-name="T18">b) Cuestionario de conocimientos adquiridos.</text:span></text:p>
      <text:p text:style-name="P23"><text:span text:style-name="T19">Mi solución a la<text:s/></text:span><text:span text:style-name="T20">actividad 1.1</text:span><text:span text:style-name="T21"><text:s/>ha sido:</text:span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25"><text:span text:style-name="T23">#!/bin/bash</text:span></text:p>
            <text:p text:style-name="P25"><text:span text:style-name="T24"/></text:p>
            <text:p text:style-name="P25"><text:span text:style-name="T25"># Script que automatiza el proceso de obtener privilegios root en las aulas</text:span></text:p>
            <text:p text:style-name="P25"><text:span text:style-name="T25">cp /fenix/depar/lsi/UML/*.gz /tmp</text:span></text:p>
            <text:p text:style-name="P25"><text:span text:style-name="T25">cd /tmp</text:span></text:p>
            <text:p text:style-name="P25"><text:span text:style-name="T25">gunzip *.gz</text:span></text:p>
            <text:p text:style-name="P25"><text:span text:style-name="T25">./kernel32-3.0.4 ubda=./Fedora14-x86-root_fs mem=1024m</text:span></text:p>
            <text:p text:style-name="P25"><text:span text:style-name="T26"/></text:p>
            <text:p text:style-name="P25"><text:span text:style-name="T26"/></text:p>
            <text:p text:style-name="P25"><text:span text:style-name="T26"/></text:p>
          </table:table-cell>
        </table:table-row>
      </table:table>
      <text:p text:style-name="P27"><text:span text:style-name="T26"/></text:p>
      <text:p text:style-name="P27"><text:span text:style-name="T27">Mi solución a la<text:s/></text:span><text:span text:style-name="T28">actividad 1.3</text:span><text:span text:style-name="T29"><text:s/>ha sido:</text:span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29"><text:span text:style-name="T31">1º) sudo useradd -d /home/user -m -s /bin/bash user</text:span></text:p>
            <text:p text:style-name="P29"><text:span text:style-name="T31"><text:s/>sudo useradd -d /home/user2 -m -s /bin/bash user2</text:span></text:p>
            <text:p text:style-name="P29"><text:span text:style-name="T31">2º)</text:span></text:p>
            <text:p text:style-name="P29"><text:span text:style-name="T31">sudo userdel user</text:span></text:p>
            <text:p text:style-name="P29"><text:span text:style-name="T31">Deja el directorio /user en home</text:span></text:p>
            <text:p text:style-name="P29"><text:span text:style-name="T31">3º)</text:span></text:p>
            <text:p text:style-name="P29"><text:span text:style-name="T31">Hacemos sudo -u user</text:span></text:p>
            <text:p text:style-name="P29"><text:span text:style-name="T31">Haciendo ls -a en su directorio personal tiene:</text:span></text:p>
            <text:p text:style-name="P29"><text:span text:style-name="T31">.<text:s text:c="14"/>.bash_profile<text:s text:c="2"/>.extend.bashrc<text:s text:c="3"/>.local<text:s text:c="5"/>.xinitrc</text:span></text:p>
            <text:p text:style-name="P29"><text:span text:style-name="T31">..<text:s text:c="13"/>.bashrc<text:s text:c="8"/>.extend.xinitrc<text:s text:c="2"/>.mozilla<text:s text:c="3"/>.xprofile</text:span></text:p>
            <text:p text:style-name="P29"><text:span text:style-name="T31">.bash_history<text:s text:c="2"/>.config<text:s text:c="8"/>.guayadeque<text:s text:c="6"/>.profile<text:s text:c="3"/>.Xresources</text:span></text:p>
            <text:p text:style-name="P29"><text:span text:style-name="T31">.bash_logout<text:s text:c="3"/>.dir_colors<text:s text:c="4"/>.icons<text:s text:c="11"/>.Xclients<text:s text:c="2"/>.xsession</text:span></text:p>
            <text:p text:style-name="P29"><text:span text:style-name="T32"/></text:p>
            <text:p text:style-name="P29"><text:span text:style-name="T32"/></text:p>
          </table:table-cell>
        </table:table-row>
      </table:table>
      <text:p text:style-name="P31"><text:span text:style-name="T32"/></text:p>
      <text:p text:style-name="P31"><text:span text:style-name="T32"/></text:p>
      <text:p text:style-name="P31"><text:span text:style-name="T32"/></text:p>
      <text:p text:style-name="P31"><text:span text:style-name="T33">Mi solución a la<text:s/></text:span><text:span text:style-name="T34">actividad 1.6</text:span><text:span text:style-name="T35"><text:s/>ha sido:</text:span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33"><text:span text:style-name="T36"/></text:p>
            <text:p text:style-name="P33"><text:span text:style-name="T37">1º)</text:span></text:p>
            <text:p text:style-name="P33"><text:span text:style-name="T37">groupadd g # Crea el grupo</text:span></text:p>
            <text:p text:style-name="P33"><text:span text:style-name="T37">gpasswd -a userg1 # Lo añade al usuario</text:span></text:p>
            <text:p text:style-name="P33"><text:span text:style-name="T37">groupadd g2# Crea el grupo</text:span></text:p>
            <text:p text:style-name="P33"><text:span text:style-name="T37">gpasswd -a userg2# Lo añade al usuario</text:span></text:p>
            <text:p text:style-name="P33"><text:span text:style-name="T37">2º)</text:span></text:p>
            <text:p text:style-name="P33"><text:span text:style-name="T37">uid=0(root) gid=0(root) groups=0(root),1(bin),2(daemon),3(sys),4(adm),6(disk),10(wheel),19(log)</text:span></text:p>
            <text:p text:style-name="P33"><text:span text:style-name="T38"/></text:p>
            <text:p text:style-name="P33"><text:span text:style-name="T38"/></text:p>
          </table:table-cell>
        </table:table-row>
      </table:table>
      <text:p text:style-name="P35"><text:span text:style-name="T38"/></text:p>
      <text:p text:style-name="P35"><text:span text:style-name="T39">Mi solución a la<text:s/></text:span><text:span text:style-name="T40">actividad 1.8</text:span><text:span text:style-name="T41"><text:s/>ha sido:</text:span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37"><text:span text:style-name="T43">En /var/tmp</text:span></text:p>
            <text:p text:style-name="P37"><text:span text:style-name="T44"/></text:p>
            <text:p text:style-name="P37"><text:span text:style-name="T44"/></text:p>
            <text:p text:style-name="P37"><text:span text:style-name="T44"/></text:p>
          </table:table-cell>
        </table:table-row>
      </table:table>
      <text:p text:style-name="P39"><text:span text:style-name="T44"/></text:p>
      <text:p text:style-name="P39"><text:span text:style-name="T45">Mi solución a la<text:s/></text:span><text:span text:style-name="T46">actividad 1.10</text:span><text:span text:style-name="T47"><text:s/>ha sido:</text:span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41"><text:span text:style-name="T49"># /etc/fstab: static file system information.</text:span></text:p>
            <text:p text:style-name="P41"><text:span text:style-name="T49">#</text:span></text:p>
            <text:p text:style-name="P41"><text:span text:style-name="T49"># Use 'blkid'to print the universally unique identifier for a device; this may</text:span></text:p>
            <text:p text:style-name="P41"><text:span text:style-name="T49"># be used with UUID= as a more robust way to name devices that works even if</text:span></text:p>
            <text:p text:style-name="P41"><text:span text:style-name="T49"># disks are added and removed. See fstab(5).</text:span></text:p>
            <text:p text:style-name="P41"><text:span text:style-name="T49">#</text:span></text:p>
            <text:p text:style-name="P41"><text:span text:style-name="T49"># &lt;file system&gt;<text:s text:c="26"/>&lt;mount point&gt; &lt;type&gt; &lt;options&gt; &lt;dump&gt; &lt;pass&gt;</text:span></text:p>
            <text:p text:style-name="P41"><text:span text:style-name="T49">UUID=e2826ce5-0d88-481e-bbc8-89387d1d1357 swap<text:s text:c="11"/>swap<text:s text:c="4"/>defaults,noatime 0<text:s text:c="7"/>0</text:span></text:p>
            <text:p text:style-name="P41"><text:span text:style-name="T49">UUID=403dba47-d6e4-45b0-9a49-91d85d7b1f0b /<text:s text:c="14"/>ext4<text:s text:c="4"/>defaults,noatime 0<text:s text:c="7"/>1</text:span></text:p>
            <text:p text:style-name="P41"><text:span text:style-name="T50">- El archivo /etc/fstab es usado para definir cómo las particiones, distintos dispositivos de bloques o sistemas de archivos remotos deben ser montados e integrados en el sistema</text:span><text:span text:style-name="T51"/></text:p>
          </table:table-cell>
        </table:table-row>
      </table:table>
      <text:p text:style-name="P43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